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2" svg:font-family="Arial2"/>
    <style:font-face style:name="Arial1" svg:font-family="Arial1"/>
    <style:font-face style:name="Calibri" svg:font-family="Calibri"/>
    <style:font-face style:name="Noto Sans CJK SC" svg:font-family="&quot;Noto Sans CJK S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7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6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8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38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Comma" style:data-style-name="N40">
      <style:table-cell-properties fo:border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3" style:family="table-cell" style:parent-style-name="Comma" style:data-style-name="N40">
      <style:table-cell-properties fo:border="thin solid #000000" style:vertical-align="automatic" fo:background-color="#FFFFFF" style:cell-protect="protected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0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1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52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53" style:family="table-cell" style:parent-style-name="Default" style:data-style-name="N37">
      <style:table-cell-properties fo:border="thin solid #000000" style:vertical-align="automatic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54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37"/>
    <style:style style:name="ce58" style:family="table-cell" style:parent-style-name="Default" style:data-style-name="N3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ext-properties fo:font-weight="bold" style:font-weight-asian="bold" style:font-weight-complex="bold"/>
    </style:style>
    <style:style style:name="ce6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1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62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4" style:family="table-cell" style:parent-style-name="Default" style:data-style-name="N30">
      <style:table-cell-properties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65" style:family="table-cell" style:parent-style-name="Default" style:data-style-name="N4">
      <style:table-cell-properties style:vertical-align="automatic" fo:background-color="#FFFF00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68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Default" style:data-style-name="N3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Default" style:data-style-name="N38">
      <style:table-cell-properties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71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73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Comma" style:data-style-name="N46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75" style:family="table-cell" style:parent-style-name="Comma" style:data-style-name="N46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76" style:family="table-cell" style:parent-style-name="Comma" style:data-style-name="N46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77" style:family="table-cell" style:parent-style-name="Comma" style:data-style-name="N46">
      <style:table-cell-properties fo:border-top="thin solid #000000" fo:border-bottom="thin solid #000000" fo:border-left="thin solid #000000" fo:border-right="thin solid #000000" style:vertical-align="automatic" fo:background-color="#FFFFFF" style:cell-protect="protected"/>
    </style:style>
    <style:style style:name="ce78" style:family="table-cell" style:parent-style-name="Comma" style:data-style-name="N46">
      <style:table-cell-properties fo:border-top="thin solid #000000" fo:border-bottom="thin solid #000000" fo:border-left="thin solid #000000" fo:border-right="thin solid #000000" style:vertical-align="automatic" fo:background-color="#FFFFFF" style:cell-protect="protected"/>
    </style:style>
    <style:style style:name="ce79" style:family="table-cell" style:parent-style-name="Comma" style:data-style-name="N46">
      <style:table-cell-properties fo:border-top="thin solid #000000" fo:border-bottom="thin solid #000000" fo:border-left="thin solid #000000" fo:border-right="thin solid #000000" style:vertical-align="automatic" fo:background-color="#FFFFFF" style:cell-protect="protected"/>
    </style:style>
    <style:style style:name="ce80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</style:style>
    <style:style style:name="ce8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Noto Sans CJK SC" style:font-name-asian="Noto Sans CJK SC" style:font-name-complex="Noto Sans CJK SC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6.297083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1.56104166666667cm" style:use-optimal-column-width="true"/>
    </style:style>
    <style:style style:name="co7" style:family="table-column">
      <style:table-column-properties fo:break-before="auto" style:column-width="2.24895833333333cm" style:use-optimal-column-width="true"/>
    </style:style>
    <style:style style:name="co8" style:family="table-column">
      <style:table-column-properties fo:break-before="auto" style:column-width="6.058958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3.571875cm"/>
    </style:style>
    <style:style style:name="co13" style:family="table-column">
      <style:table-column-properties fo:break-before="auto" style:column-width="7.14375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auto" style:column-width="2.64583333333333cm"/>
    </style:style>
    <style:style style:name="co16" style:family="table-column">
      <style:table-column-properties fo:break-before="auto" style:column-width="5.635625cm"/>
    </style:style>
    <style:style style:name="co17" style:family="table-column">
      <style:table-column-properties fo:break-before="auto" style:column-width="3.12208333333333cm"/>
    </style:style>
    <style:style style:name="co18" style:family="table-column">
      <style:table-column-properties fo:break-before="auto" style:column-width="3.04270833333333cm"/>
    </style:style>
    <style:style style:name="co19" style:family="table-column">
      <style:table-column-properties fo:break-before="auto" style:column-width="2.35479166666667cm"/>
    </style:style>
    <style:style style:name="co20" style:family="table-column">
      <style:table-column-properties fo:break-before="auto" style:column-width="19.57916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default-cell-style-name="ce7"/>
        <table:table-column table:style-name="co8" table:default-cell-style-name="ce7"/>
        <table:table-column table:style-name="co9" table:number-columns-repeated="1011" table:default-cell-style-name="ce7"/>
        <table:table-column table:style-name="co10" table:default-cell-style-name="ce7"/>
        <table:table-column table:style-name="co11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6" table:style-name="ce4"/>
          <table:table-cell office:value-type="string" table:style-name="ce5">
            <text:p>P/T:</text:p>
          </table:table-cell>
          <table:table-cell office:value-type="float" office:value="6201" table:number-columns-spanned="2" table:number-rows-spanned="1" table:style-name="ce51">
            <text:p>6201</text:p>
          </table:table-cell>
          <table:covered-table-cell/>
          <table:table-cell table:style-name="ce1"/>
          <table:table-cell table:number-columns-repeated="50" table:style-name="ce6"/>
          <table:table-cell table:number-columns-repeated="959" table:style-name="ce7"/>
          <table:table-cell table:number-columns-repeated="1536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6" table:style-name="ce4"/>
          <table:table-cell office:value-type="string" table:style-name="ce5">
            <text:p>Preparado por:</text:p>
          </table:table-cell>
          <table:table-cell office:value-type="string" table:number-columns-spanned="2" table:number-rows-spanned="1" table:style-name="ce52">
            <text:p>Dara Macias</text:p>
          </table:table-cell>
          <table:covered-table-cell/>
          <table:table-cell table:style-name="ce1"/>
          <table:table-cell table:number-columns-repeated="50" table:style-name="ce6"/>
          <table:table-cell table:number-columns-repeated="959" table:style-name="ce7"/>
          <table:table-cell table:number-columns-repeated="15363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Cuentas por Pagar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1-04-15T00:00:00" table:number-columns-spanned="2" table:number-rows-spanned="1" table:style-name="ce53">
            <text:p>15/04/2021</text:p>
          </table:table-cell>
          <table:covered-table-cell/>
          <table:table-cell table:style-name="ce1"/>
          <table:table-cell table:number-columns-repeated="50" table:style-name="ce6"/>
          <table:table-cell table:number-columns-repeated="959" table:style-name="ce7"/>
          <table:table-cell table:number-columns-repeated="1536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Cedula resumen</text:p>
          </table:table-cell>
          <table:table-cell table:number-columns-repeated="6" table:style-name="ce4"/>
          <table:table-cell office:value-type="string" table:style-name="ce5">
            <text:p>Revisado por:</text:p>
          </table:table-cell>
          <table:table-cell office:value-type="string" table:number-columns-spanned="2" table:number-rows-spanned="1" table:style-name="ce52">
            <text:p>Carlos Almeida</text:p>
          </table:table-cell>
          <table:covered-table-cell/>
          <table:table-cell table:style-name="ce1"/>
          <table:table-cell table:number-columns-repeated="50" table:style-name="ce6"/>
          <table:table-cell table:number-columns-repeated="959" table:style-name="ce7"/>
          <table:table-cell table:number-columns-repeated="1536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Diciembre del 2020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1-04-16T00:00:00" table:number-columns-spanned="2" table:number-rows-spanned="1" table:style-name="ce80">
            <text:p>16/4/2021</text:p>
          </table:table-cell>
          <table:covered-table-cell/>
          <table:table-cell table:style-name="ce1"/>
          <table:table-cell table:number-columns-repeated="50" table:style-name="ce6"/>
          <table:table-cell table:number-columns-repeated="959" table:style-name="ce7"/>
          <table:table-cell table:number-columns-repeated="15363"/>
        </table:table-row>
        <table:table-row table:style-name="ro2">
          <table:table-cell table:number-columns-repeated="1021" table:style-name="ce7"/>
          <table:table-cell table:number-columns-repeated="15363"/>
        </table:table-row>
        <table:table-row table:style-name="ro3">
          <table:table-cell office:value-type="string" table:number-columns-spanned="1" table:number-rows-spanned="2" table:style-name="ce54">
            <text:p>Código</text:p>
          </table:table-cell>
          <table:table-cell office:value-type="string" table:number-columns-spanned="1" table:number-rows-spanned="2" table:style-name="ce55">
            <text:p>Cuenta</text:p>
          </table:table-cell>
          <table:table-cell office:value-type="string" table:number-columns-spanned="1" table:number-rows-spanned="2" table:style-name="ce55">
            <text:p>Referencia</text:p>
          </table:table-cell>
          <table:table-cell office:value-type="string" table:style-name="ce9">
            <text:p>Saldos contables al</text:p>
          </table:table-cell>
          <table:table-cell office:value-type="string" table:number-columns-spanned="2" table:number-rows-spanned="1" table:style-name="ce56">
            <text:p>Movimiento</text:p>
          </table:table-cell>
          <table:covered-table-cell/>
          <table:table-cell office:value-type="string" table:style-name="ce10">
            <text:p>Saldos auditados al</text:p>
          </table:table-cell>
          <table:table-cell office:value-type="string" table:number-columns-spanned="1" table:number-rows-spanned="2" table:style-name="ce54">
            <text:p>Código</text:p>
          </table:table-cell>
          <table:table-cell office:value-type="string" table:number-columns-spanned="1" table:number-rows-spanned="2" table:style-name="ce55">
            <text:p>Cuenta</text:p>
          </table:table-cell>
          <table:table-cell office:value-type="string" table:style-name="ce9">
            <text:p>Saldos auditados al</text:p>
          </table:table-cell>
          <table:table-cell office:value-type="string" table:style-name="ce11">
            <text:p>Variaciones</text:p>
          </table:table-cell>
          <table:table-cell table:number-columns-repeated="48" table:style-name="ce12"/>
          <table:table-cell table:number-columns-repeated="962" table:style-name="ce7"/>
          <table:table-cell table:number-columns-repeated="15363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3">
            <text:p>31-oct-20</text:p>
          </table:table-cell>
          <table:table-cell office:value-type="string" table:style-name="ce13">
            <text:p>Débitos</text:p>
          </table:table-cell>
          <table:table-cell office:value-type="string" table:style-name="ce13">
            <text:p>Créditos</text:p>
          </table:table-cell>
          <table:table-cell office:value-type="date" office:date-value="2020-12-31T00:00:00" table:style-name="ce13">
            <text:p>31-dic-20</text:p>
          </table:table-cell>
          <table:covered-table-cell/>
          <table:covered-table-cell/>
          <table:table-cell office:value-type="date" office:date-value="2019-12-31T00:00:00" table:style-name="ce13">
            <text:p>31-dic-19</text:p>
          </table:table-cell>
          <table:table-cell office:value-type="string" table:style-name="ce8">
            <text:p>Valor</text:p>
          </table:table-cell>
          <table:table-cell table:number-columns-repeated="47" table:style-name="ce12"/>
          <table:table-cell table:number-columns-repeated="963" table:style-name="ce7"/>
          <table:table-cell table:number-columns-repeated="15363"/>
        </table:table-row>
        <table:table-row table:style-name="ro2">
          <table:table-cell table:style-name="ce14"/>
          <table:table-cell table:style-name="ce15"/>
          <table:table-cell table:style-name="ce16"/>
          <table:table-cell table:number-columns-repeated="3" table:style-name="ce72"/>
          <table:table-cell table:style-name="ce73"/>
          <table:table-cell table:style-name="ce18"/>
          <table:table-cell table:style-name="ce19"/>
          <table:table-cell table:style-name="ce20"/>
          <table:table-cell table:style-name="ce21"/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2">
          <table:table-cell office:value-type="string" table:style-name="ce22">
            <text:p>2-1-1-03-01-001</text:p>
          </table:table-cell>
          <table:table-cell office:value-type="string" table:style-name="ce23">
            <text:p><text:s text:c="6"/>PROVEEDORES LOCALES</text:p>
          </table:table-cell>
          <table:table-cell table:style-name="ce22"/>
          <table:table-cell office:value-type="float" office:value="0" table:style-name="ce74">
            <text:p>-00<text:s/></text:p>
          </table:table-cell>
          <table:table-cell office:value-type="float" office:value="27197.07" table:style-name="ce75">
            <text:p><text:s/>27.197<text:s/></text:p>
          </table:table-cell>
          <table:table-cell office:value-type="float" office:value="27197.07" table:style-name="ce75">
            <text:p><text:s/>27.197<text:s/></text:p>
          </table:table-cell>
          <table:table-cell office:value-type="float" office:value="0" table:formula="of:=[.D10]+[.E10]-[.F10]" table:style-name="ce76">
            <text:p>-00<text:s/></text:p>
          </table:table-cell>
          <table:table-cell office:value-type="string" table:style-name="ce69">
            <text:p>2-1-1-03-01-001</text:p>
          </table:table-cell>
          <table:table-cell office:value-type="string" table:style-name="ce23">
            <text:p><text:s text:c="6"/>PROVEEDORES LOCALES</text:p>
          </table:table-cell>
          <table:table-cell office:value-type="float" office:value="1027" table:style-name="ce24">
            <text:p><text:s/>1027<text:s/></text:p>
          </table:table-cell>
          <table:table-cell office:value-type="float" office:value="-1027" table:formula="of:=[.G10]-[.J10]" table:style-name="ce25">
            <text:p>-1027<text:s/></text:p>
          </table:table-cell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2">
          <table:table-cell office:value-type="string" table:style-name="ce22">
            <text:p>2-1-1-03-02-001</text:p>
          </table:table-cell>
          <table:table-cell office:value-type="string" table:style-name="ce23">
            <text:p><text:s text:c="6"/>PROVEEDORES DEL EXTERIOR</text:p>
          </table:table-cell>
          <table:table-cell table:style-name="ce68"/>
          <table:table-cell office:value-type="float" office:value="3" table:style-name="ce74">
            <text:p><text:s/>3<text:s/></text:p>
          </table:table-cell>
          <table:table-cell office:value-type="float" office:value="0" table:style-name="ce75">
            <text:p>-00<text:s/></text:p>
          </table:table-cell>
          <table:table-cell office:value-type="float" office:value="3" table:style-name="ce75">
            <text:p><text:s/>3<text:s/></text:p>
          </table:table-cell>
          <table:table-cell office:value-type="float" office:value="0" table:formula="of:=[.D11]+[.E11]-[.F11]" table:style-name="ce76">
            <text:p>-00<text:s/></text:p>
          </table:table-cell>
          <table:table-cell office:value-type="string" table:style-name="ce69">
            <text:p>2-1-1-03-02-001</text:p>
          </table:table-cell>
          <table:table-cell office:value-type="string" table:style-name="ce23">
            <text:p><text:s text:c="6"/>PROVEEDORES DEL EXTERIOR</text:p>
          </table:table-cell>
          <table:table-cell office:value-type="float" office:value="22824.93" table:style-name="ce24">
            <text:p><text:s/>22825<text:s/></text:p>
          </table:table-cell>
          <table:table-cell office:value-type="float" office:value="-22824.93" table:formula="of:=[.G11]-[.J11]" table:style-name="ce25">
            <text:p>-22825<text:s/></text:p>
          </table:table-cell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2">
          <table:table-cell table:number-columns-repeated="2" table:style-name="ce26"/>
          <table:table-cell table:style-name="ce22"/>
          <table:table-cell table:style-name="ce74"/>
          <table:table-cell table:number-columns-repeated="2" table:style-name="ce75"/>
          <table:table-cell table:style-name="ce76"/>
          <table:table-cell table:style-name="ce70"/>
          <table:table-cell table:style-name="ce23"/>
          <table:table-cell table:style-name="ce24"/>
          <table:table-cell table:style-name="ce25"/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2">
          <table:table-cell table:style-name="ce27"/>
          <table:table-cell table:style-name="ce28"/>
          <table:table-cell table:style-name="ce68"/>
          <table:table-cell table:style-name="ce74"/>
          <table:table-cell table:number-columns-repeated="2" table:style-name="ce75"/>
          <table:table-cell table:style-name="ce76"/>
          <table:table-cell table:style-name="ce27"/>
          <table:table-cell table:style-name="ce28"/>
          <table:table-cell table:style-name="ce17"/>
          <table:table-cell table:style-name="ce21"/>
          <table:table-cell table:number-columns-repeated="47" table:style-name="ce6"/>
          <table:table-cell table:number-columns-repeated="963" table:style-name="ce7"/>
          <table:table-cell table:number-columns-repeated="15363" table:style-name="ce1"/>
        </table:table-row>
        <table:table-row table:style-name="ro2">
          <table:table-cell table:number-columns-repeated="2" table:style-name="ce26"/>
          <table:table-cell table:style-name="ce22"/>
          <table:table-cell table:style-name="ce74"/>
          <table:table-cell table:number-columns-repeated="2" table:style-name="ce75"/>
          <table:table-cell table:style-name="ce76"/>
          <table:table-cell table:number-columns-repeated="2" table:style-name="ce29"/>
          <table:table-cell table:style-name="ce17"/>
          <table:table-cell table:style-name="ce21"/>
          <table:table-cell table:number-columns-repeated="47" table:style-name="ce6"/>
          <table:table-cell table:number-columns-repeated="963" table:style-name="ce7"/>
          <table:table-cell table:number-columns-repeated="15363" table:style-name="ce1"/>
        </table:table-row>
        <table:table-row table:style-name="ro4">
          <table:table-cell table:style-name="ce30"/>
          <table:table-cell office:value-type="string" table:style-name="ce31">
            <text:p>Total</text:p>
          </table:table-cell>
          <table:table-cell table:style-name="ce31"/>
          <table:table-cell office:value-type="float" office:value="3" table:formula="of:=SUM([.D9:.D14])" table:style-name="ce77">
            <text:p><text:s/>3<text:s/></text:p>
          </table:table-cell>
          <table:table-cell office:value-type="float" office:value="27197.07" table:formula="of:=SUM([.E9:.E14])" table:style-name="ce78">
            <text:p><text:s/>27.197<text:s/></text:p>
          </table:table-cell>
          <table:table-cell office:value-type="float" office:value="27200.07" table:formula="of:=SUM([.F9:.F14])" table:style-name="ce78">
            <text:p><text:s/>27.200<text:s/></text:p>
          </table:table-cell>
          <table:table-cell office:value-type="float" office:value="0" table:formula="of:=SUM([.G9:.G14])" table:style-name="ce79">
            <text:p>-00<text:s/></text:p>
          </table:table-cell>
          <table:table-cell table:style-name="ce71"/>
          <table:table-cell table:style-name="ce30"/>
          <table:table-cell office:value-type="float" office:value="23851.93" table:formula="of:=SUM([.J9:.J14])" table:style-name="ce32">
            <text:p><text:s/>23852<text:s/></text:p>
          </table:table-cell>
          <table:table-cell office:value-type="float" office:value="-23851.93" table:formula="of:=SUM([.K9:.K14])" table:style-name="ce33">
            <text:p>-23852<text:s/></text:p>
          </table:table-cell>
          <table:table-cell table:number-columns-repeated="16373" table:style-name="ce34"/>
        </table:table-row>
        <table:table-row table:style-name="ro5">
          <table:table-cell table:number-columns-repeated="16384"/>
        </table:table-row>
        <table:table-row table:style-name="ro2">
          <table:table-cell table:style-name="ce7"/>
          <table:table-cell table:number-columns-repeated="2" table:style-name="ce35"/>
          <table:table-cell office:value-type="string" table:style-name="ce36">
            <text:p>Saldo al</text:p>
          </table:table-cell>
          <table:table-cell office:value-type="string" table:style-name="ce37">
            <text:p>Saldo al</text:p>
          </table:table-cell>
          <table:table-cell table:number-columns-repeated="1016" table:style-name="ce7"/>
          <table:table-cell table:number-columns-repeated="15363" table:style-name="ce1"/>
        </table:table-row>
        <table:table-row table:style-name="ro2">
          <table:table-cell table:style-name="ce7"/>
          <table:table-cell office:value-type="string" table:style-name="ce38">
            <text:p>Nota a los estados financieros:</text:p>
          </table:table-cell>
          <table:table-cell table:style-name="ce38"/>
          <table:table-cell office:value-type="date" office:date-value="2020-12-31T00:00:00" table:style-name="ce39">
            <text:p>31/12/2020</text:p>
          </table:table-cell>
          <table:table-cell office:value-type="date" office:date-value="2019-12-31T00:00:00" table:style-name="ce40">
            <text:p>31/12/2019</text:p>
          </table:table-cell>
          <table:table-cell table:number-columns-repeated="1016" table:style-name="ce7"/>
          <table:table-cell table:number-columns-repeated="15363" table:style-name="ce1"/>
        </table:table-row>
        <table:table-row table:style-name="ro2">
          <table:table-cell table:style-name="ce7"/>
          <table:table-cell table:number-columns-repeated="2" table:style-name="ce41"/>
          <table:table-cell table:style-name="ce42"/>
          <table:table-cell table:style-name="ce43"/>
          <table:table-cell table:number-columns-repeated="1016" table:style-name="ce7"/>
          <table:table-cell table:number-columns-repeated="15363" table:style-name="ce1"/>
        </table:table-row>
        <table:table-row table:style-name="ro2">
          <table:table-cell table:style-name="ce7"/>
          <table:table-cell office:value-type="string" table:style-name="ce41">
            <text:p>Proveedores del exterior</text:p>
          </table:table-cell>
          <table:table-cell table:style-name="ce41"/>
          <table:table-cell office:value-type="float" office:value="0" table:formula="of:=[.G11]" table:style-name="ce24">
            <text:p>-00<text:s/></text:p>
          </table:table-cell>
          <table:table-cell office:value-type="float" office:value="22824.93" table:formula="of:=[.J11]" table:style-name="ce24">
            <text:p><text:s/>22825<text:s/></text:p>
          </table:table-cell>
          <table:table-cell table:number-columns-repeated="1016" table:style-name="ce7"/>
          <table:table-cell table:number-columns-repeated="15363" table:style-name="ce1"/>
        </table:table-row>
        <table:table-row table:style-name="ro2">
          <table:table-cell table:style-name="ce7"/>
          <table:table-cell office:value-type="string" table:style-name="ce41">
            <text:p>Proveedores locales</text:p>
          </table:table-cell>
          <table:table-cell table:style-name="ce41"/>
          <table:table-cell office:value-type="float" office:value="0" table:formula="of:=[.G10]" table:style-name="ce24">
            <text:p>-00<text:s/></text:p>
          </table:table-cell>
          <table:table-cell office:value-type="float" office:value="1027" table:style-name="ce24">
            <text:p><text:s/>1027<text:s/></text:p>
          </table:table-cell>
          <table:table-cell table:number-columns-repeated="1016" table:style-name="ce7"/>
          <table:table-cell table:number-columns-repeated="15363" table:style-name="ce1"/>
        </table:table-row>
        <table:table-row table:style-name="ro2">
          <table:table-cell table:style-name="ce7"/>
          <table:table-cell office:value-type="string" table:style-name="ce41">
            <text:p>Otras cuentas por pagar</text:p>
          </table:table-cell>
          <table:table-cell table:style-name="ce41"/>
          <table:table-cell office:value-type="float" office:value="0" table:formula="of:=SUM([.G13:.G13])" table:style-name="ce24">
            <text:p>-00<text:s/></text:p>
          </table:table-cell>
          <table:table-cell office:value-type="float" office:value="0" table:formula="of:=SUM([.J13:.J13])" table:style-name="ce24">
            <text:p>-00<text:s/></text:p>
          </table:table-cell>
          <table:table-cell table:number-columns-repeated="1016" table:style-name="ce7"/>
          <table:table-cell table:number-columns-repeated="15363" table:style-name="ce1"/>
        </table:table-row>
        <table:table-row table:style-name="ro2">
          <table:table-cell table:style-name="ce7"/>
          <table:table-cell table:number-columns-repeated="2" table:style-name="ce41"/>
          <table:table-cell table:style-name="ce42"/>
          <table:table-cell table:style-name="ce44"/>
          <table:table-cell table:number-columns-repeated="1016" table:style-name="ce7"/>
          <table:table-cell table:number-columns-repeated="15363" table:style-name="ce1"/>
        </table:table-row>
        <table:table-row table:style-name="ro2">
          <table:table-cell table:style-name="ce7"/>
          <table:table-cell office:value-type="string" table:style-name="ce45">
            <text:p>Total</text:p>
          </table:table-cell>
          <table:table-cell table:style-name="ce46"/>
          <table:table-cell office:value-type="float" office:value="0" table:formula="of:=+SUM([.D20:.D22])" table:style-name="ce32">
            <text:p>-00<text:s/></text:p>
          </table:table-cell>
          <table:table-cell office:value-type="float" office:value="23851.93" table:formula="of:=+SUM([.E20:.E22])" table:style-name="ce32">
            <text:p><text:s/>23852<text:s/></text:p>
          </table:table-cell>
          <table:table-cell table:number-columns-repeated="1016" table:style-name="ce7"/>
          <table:table-cell table:number-columns-repeated="15363" table:style-name="ce1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47">
            <text:p>Fuente:</text:p>
          </table:table-cell>
          <table:table-cell table:number-columns-repeated="24" table:style-name="ce48"/>
          <table:table-cell table:number-columns-repeated="31" table:style-name="ce12"/>
          <table:table-cell table:number-columns-repeated="6" table:style-name="ce7"/>
          <table:table-cell table:number-columns-repeated="16322" table:style-name="ce1"/>
        </table:table-row>
        <table:table-row table:style-name="ro2">
          <table:table-cell office:value-type="string" table:style-name="ce12">
            <text:p>Estados Financieros de la compañía y mayor general</text:p>
          </table:table-cell>
          <table:table-cell table:number-columns-repeated="55" table:style-name="ce12"/>
          <table:table-cell table:number-columns-repeated="6" table:style-name="ce7"/>
          <table:table-cell table:number-columns-repeated="16322" table:style-name="ce1"/>
        </table:table-row>
        <table:table-row table:style-name="ro2">
          <table:table-cell table:number-columns-repeated="56" table:style-name="ce12"/>
          <table:table-cell table:number-columns-repeated="6" table:style-name="ce7"/>
          <table:table-cell table:number-columns-repeated="16322" table:style-name="ce1"/>
        </table:table-row>
        <table:table-row table:style-name="ro2">
          <table:table-cell office:value-type="string" table:style-name="ce49">
            <text:p>Trabajo realizado:</text:p>
          </table:table-cell>
          <table:table-cell table:number-columns-repeated="55" table:style-name="ce12"/>
          <table:table-cell table:number-columns-repeated="6" table:style-name="ce7"/>
          <table:table-cell table:number-columns-repeated="16322" table:style-name="ce1"/>
        </table:table-row>
        <table:table-row table:style-name="ro2">
          <table:table-cell office:value-type="string" table:style-name="ce12">
            <text:p>Conciliamos los saldos del balance de comprobancion con las cuentas correspondientes del mayor general</text:p>
          </table:table-cell>
          <table:table-cell table:number-columns-repeated="55" table:style-name="ce12"/>
          <table:table-cell table:number-columns-repeated="6" table:style-name="ce7"/>
          <table:table-cell table:number-columns-repeated="16322" table:style-name="ce1"/>
        </table:table-row>
        <table:table-row table:style-name="ro2">
          <table:table-cell office:value-type="string" table:style-name="ce12">
            <text:p>Al cierre del ejercicio la compania no <text:s/>mantiene deudas con proveedores ni locales ni del exterior.</text:p>
          </table:table-cell>
          <table:table-cell table:number-columns-repeated="55" table:style-name="ce12"/>
          <table:table-cell table:number-columns-repeated="6" table:style-name="ce7"/>
          <table:table-cell table:number-columns-repeated="16322" table:style-name="ce1"/>
        </table:table-row>
        <table:table-row table:number-rows-repeated="2" table:style-name="ro2">
          <table:table-cell table:number-columns-repeated="56" table:style-name="ce12"/>
          <table:table-cell table:number-columns-repeated="6" table:style-name="ce7"/>
          <table:table-cell table:number-columns-repeated="16322" table:style-name="ce1"/>
        </table:table-row>
        <table:table-row table:style-name="ro2">
          <table:table-cell office:value-type="string" table:style-name="ce50">
            <text:p>Conclusiones (A ser completado por el Auditor a cargo del compromiso):</text:p>
          </table:table-cell>
          <table:table-cell table:number-columns-repeated="55" table:style-name="ce12"/>
          <table:table-cell table:number-columns-repeated="6" table:style-name="ce7"/>
          <table:table-cell table:number-columns-repeated="16322" table:style-name="ce1"/>
        </table:table-row>
        <table:table-row table:style-name="ro2">
          <table:table-cell office:value-type="string" table:style-name="ce12">
            <text:p>Como resultado del examen realizado concluimos que los saldos de cuentas por pagar al 31 de diciembre del 2020 son razonables.</text:p>
          </table:table-cell>
          <table:table-cell table:number-columns-repeated="55" table:style-name="ce12"/>
          <table:table-cell table:number-columns-repeated="6" table:style-name="ce7"/>
          <table:table-cell table:number-columns-repeated="16322" table:style-name="ce1"/>
        </table:table-row>
        <table:table-row table:number-rows-repeated="22" table:style-name="ro2">
          <table:table-cell table:number-columns-repeated="56" table:style-name="ce12"/>
          <table:table-cell table:number-columns-repeated="6" table:style-name="ce7"/>
          <table:table-cell table:number-columns-repeated="16322" table:style-name="ce1"/>
        </table:table-row>
        <table:table-row table:number-rows-repeated="4" table:style-name="ro2">
          <table:table-cell table:number-columns-repeated="1021" table:style-name="ce7"/>
          <table:table-cell table:number-columns-repeated="15363"/>
        </table:table-row>
        <table:table-row table:number-rows-repeated="1048515" table:style-name="ro5">
          <table:table-cell table:number-columns-repeated="16384"/>
        </table:table-row>
      </table:table>
      <table:table table:name="Mayor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63"/>
        <table:table-column table:style-name="co15" table:number-columns-repeated="2" table:default-cell-style-name="ce63"/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number-columns-repeated="1013" table:default-cell-style-name="ce1"/>
        <table:table-column table:style-name="co11" table:number-columns-repeated="15360" table:default-cell-style-name="ce1"/>
        <table:table-row table:style-name="ro6">
          <table:table-cell office:value-type="string" table:style-name="ce58">
            <text:p>2-1-1-03-01-001</text:p>
          </table:table-cell>
          <table:table-cell office:value-type="string" table:style-name="ce59">
            <text:p>PROVEEDORES LOCALES</text:p>
          </table:table-cell>
          <table:table-cell office:value-type="float" office:value="-1027.1300000000001" table:style-name="ce60">
            <text:p>-1.027,13</text:p>
          </table:table-cell>
          <table:table-cell office:value-type="float" office:value="110247.82" table:style-name="ce60">
            <text:p>110.247,82</text:p>
          </table:table-cell>
          <table:table-cell office:value-type="float" office:value="109220.69" table:style-name="ce60">
            <text:p>109.220,69</text:p>
          </table:table-cell>
          <table:table-cell office:value-type="float" office:value="0" table:style-name="ce59">
            <text:p>0</text:p>
          </table:table-cell>
          <table:table-cell office:value-type="string" table:style-name="ce59">
            <text:p>TC</text:p>
          </table:table-cell>
          <table:table-cell office:value-type="string" table:style-name="ce59">
            <text:p>Comprobante</text:p>
          </table:table-cell>
          <table:table-cell office:value-type="string" table:style-name="ce59">
            <text:p>Diario</text:p>
          </table:table-cell>
          <table:table-cell table:number-columns-repeated="16375" table:style-name="ce59"/>
        </table:table-row>
        <table:table-row table:style-name="ro6">
          <table:table-cell table:number-columns-repeated="2" table:style-name="ce1"/>
          <table:table-cell office:value-type="string" table:style-name="ce61">
            <text:p><text:s/>97.87</text:p>
          </table:table-cell>
          <table:table-cell office:value-type="float" office:value="1125" table:style-name="ce62">
            <text:p>1.125,00</text:p>
          </table:table-cell>
          <table:table-cell office:value-type="float" office:value="0" table:style-name="ce63">
            <text:p>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6102" table:style-name="ce1">
            <text:p>166102</text:p>
          </table:table-cell>
          <table:table-cell office:value-type="date" office:date-value="2020-01-31T00:00:00" table:style-name="ce57">
            <text:p>31/01/2020</text:p>
          </table:table-cell>
          <table:table-cell office:value-type="string" table:style-name="ce1">
            <text:p>CK 96-0 MANUEL <text:s/>NOGALES Y <text:s/>:HONORARIO COMO INTERVE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-6,369.63</text:p>
          </table:table-cell>
          <table:table-cell office:value-type="float" office:value="0" table:style-name="ce63">
            <text:p>0</text:p>
          </table:table-cell>
          <table:table-cell office:value-type="float" office:value="6467.5" table:style-name="ce62">
            <text:p>6.467,50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57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-6,292.63</text:p>
          </table:table-cell>
          <table:table-cell office:value-type="float" office:value="77" table:style-name="ce63">
            <text:p>77</text:p>
          </table:table-cell>
          <table:table-cell office:value-type="float" office:value="0" table:style-name="ce63">
            <text:p>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5602" table:style-name="ce1">
            <text:p>165602</text:p>
          </table:table-cell>
          <table:table-cell office:value-type="date" office:date-value="2020-01-31T00:00:00" table:style-name="ce57">
            <text:p>31/01/2020</text:p>
          </table:table-cell>
          <table:table-cell office:value-type="string" table:style-name="ce1">
            <text:p>CK 95-0 COMEXPORT S.A. :USO MONTACARGA TD019-18 2P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-4,079.25</text:p>
          </table:table-cell>
          <table:table-cell office:value-type="float" office:value="2213.38" table:style-name="ce62">
            <text:p>2.213,38</text:p>
          </table:table-cell>
          <table:table-cell office:value-type="float" office:value="0" table:style-name="ce63">
            <text:p>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5502" table:style-name="ce1">
            <text:p>165502</text:p>
          </table:table-cell>
          <table:table-cell office:value-type="date" office:date-value="2020-01-31T00:00:00" table:style-name="ce57">
            <text:p>31/01/2020</text:p>
          </table:table-cell>
          <table:table-cell office:value-type="string" table:style-name="ce1">
            <text:p>CK 93-0 LAPENTTY NEIRA ANA :COMISION POR VENTAS (S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-1,829.25</text:p>
          </table:table-cell>
          <table:table-cell office:value-type="float" office:value="2250" table:style-name="ce62">
            <text:p>2.250,00</text:p>
          </table:table-cell>
          <table:table-cell office:value-type="float" office:value="0" table:style-name="ce63">
            <text:p>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5402" table:style-name="ce1">
            <text:p>165402</text:p>
          </table:table-cell>
          <table:table-cell office:value-type="date" office:date-value="2020-01-31T00:00:00" table:style-name="ce57">
            <text:p>31/01/2020</text:p>
          </table:table-cell>
          <table:table-cell office:value-type="string" table:style-name="ce1">
            <text:p>CK 94-0 LAPENTTY NEIRA ANA :SERVICIOS PROFESIONALE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<text:s/>870.75</text:p>
          </table:table-cell>
          <table:table-cell office:value-type="float" office:value="2700" table:style-name="ce62">
            <text:p>2.700,00</text:p>
          </table:table-cell>
          <table:table-cell office:value-type="float" office:value="0" table:style-name="ce63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6702" table:style-name="ce1">
            <text:p>166702</text:p>
          </table:table-cell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CK 97-0 LAPENTTY NEIRA ANA :SERVICIOS PROFESIONALE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<text:s/>1,995.75</text:p>
          </table:table-cell>
          <table:table-cell office:value-type="float" office:value="1125" table:style-name="ce62">
            <text:p>1.125,00</text:p>
          </table:table-cell>
          <table:table-cell office:value-type="float" office:value="0" table:style-name="ce63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602" table:style-name="ce1">
            <text:p>167602</text:p>
          </table:table-cell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CK 105-0 MANUEL <text:s/>NOGALES Y <text:s/>:HONORARIOS PROFESIONA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<text:s/>1,997.25</text:p>
          </table:table-cell>
          <table:table-cell office:value-type="float" office:value="1.5" table:style-name="ce63">
            <text:p>1,5</text:p>
          </table:table-cell>
          <table:table-cell office:value-type="float" office:value="0" table:style-name="ce63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702" table:style-name="ce1">
            <text:p>167702</text:p>
          </table:table-cell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CK 106-0 CONSOLIDADORA CALD :ALCANCE FACT #17521 V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<text:s/>2,079.75</text:p>
          </table:table-cell>
          <table:table-cell office:value-type="float" office:value="82.5" table:style-name="ce63">
            <text:p>82,5</text:p>
          </table:table-cell>
          <table:table-cell office:value-type="float" office:value="0" table:style-name="ce63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702" table:style-name="ce1">
            <text:p>167702</text:p>
          </table:table-cell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CK 106-0 CONSOLIDADORA CALD :ACTUALIZACION DE CART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<text:s/>2,354.75</text:p>
          </table:table-cell>
          <table:table-cell office:value-type="float" office:value="275" table:style-name="ce63">
            <text:p>275</text:p>
          </table:table-cell>
          <table:table-cell office:value-type="float" office:value="0" table:style-name="ce63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702" table:style-name="ce1">
            <text:p>167702</text:p>
          </table:table-cell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CK 106-0 CONSOLIDADORA CALD :SERVICIO ACTUALIZACIO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<text:s/>3,233.87</text:p>
          </table:table-cell>
          <table:table-cell office:value-type="float" office:value="879.12" table:style-name="ce63">
            <text:p>879,12</text:p>
          </table:table-cell>
          <table:table-cell office:value-type="float" office:value="0" table:style-name="ce63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702" table:style-name="ce1">
            <text:p>167702</text:p>
          </table:table-cell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CK 106-0 CONSOLIDADORA CALD :HANDLING/CONTG -GASTO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<text:s/>5,993.87</text:p>
          </table:table-cell>
          <table:table-cell office:value-type="float" office:value="2760" table:style-name="ce62">
            <text:p>2.760,00</text:p>
          </table:table-cell>
          <table:table-cell office:value-type="float" office:value="0" table:style-name="ce63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002" table:style-name="ce1">
            <text:p>167002</text:p>
          </table:table-cell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CK 99-0 LAPENTTY NEIRA ANA :ANTICIPO COMISIONES PO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-3,121.61</text:p>
          </table:table-cell>
          <table:table-cell office:value-type="float" office:value="0" table:style-name="ce63">
            <text:p>0</text:p>
          </table:table-cell>
          <table:table-cell office:value-type="float" office:value="9115.48" table:style-name="ce62">
            <text:p>9.115,48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-2,248.12</text:p>
          </table:table-cell>
          <table:table-cell office:value-type="float" office:value="873.49" table:style-name="ce63">
            <text:p>873,49</text:p>
          </table:table-cell>
          <table:table-cell office:value-type="float" office:value="0" table:style-name="ce63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302" table:style-name="ce1">
            <text:p>167302</text:p>
          </table:table-cell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CK 103-0 COMEXPORT S.A. :SERVICIO DE DEPOSITO ADUA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-2,048.12</text:p>
          </table:table-cell>
          <table:table-cell office:value-type="float" office:value="200" table:style-name="ce63">
            <text:p>200</text:p>
          </table:table-cell>
          <table:table-cell office:value-type="float" office:value="0" table:style-name="ce63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202" table:style-name="ce1">
            <text:p>167202</text:p>
          </table:table-cell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CK 101-0 METROMODAL S.A. :IMPO CONVENCIONAL PTO. M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784.12</text:p>
          </table:table-cell>
          <table:table-cell office:value-type="float" office:value="264" table:style-name="ce63">
            <text:p>264</text:p>
          </table:table-cell>
          <table:table-cell office:value-type="float" office:value="0" table:style-name="ce63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102" table:style-name="ce1">
            <text:p>167102</text:p>
          </table:table-cell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CK 100-0 ROCALVI S.A. :SERVICIOS DE DESPACHOS DE A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016.38</text:p>
          </table:table-cell>
          <table:table-cell office:value-type="float" office:value="767.74" table:style-name="ce63">
            <text:p>767,74</text:p>
          </table:table-cell>
          <table:table-cell office:value-type="float" office:value="0" table:style-name="ce63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102" table:style-name="ce1">
            <text:p>167102</text:p>
          </table:table-cell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CK 100-0 ROCALVI S.A. :REEMBOLSO ASIGNACION TURNO,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898.13</text:p>
          </table:table-cell>
          <table:table-cell office:value-type="float" office:value="118.25" table:style-name="ce63">
            <text:p>118,25</text:p>
          </table:table-cell>
          <table:table-cell office:value-type="float" office:value="0" table:style-name="ce63">
            <text:p>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502" table:style-name="ce1">
            <text:p>168502</text:p>
          </table:table-cell>
          <table:table-cell office:value-type="date" office:date-value="2020-03-31T00:00:00" table:style-name="ce57">
            <text:p>31/03/2020</text:p>
          </table:table-cell>
          <table:table-cell office:value-type="string" table:style-name="ce1">
            <text:p>CK 108-0 COMEXPORT S.A. :SERVICIO DE ESTIBA INTERN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698.13</text:p>
          </table:table-cell>
          <table:table-cell office:value-type="float" office:value="200" table:style-name="ce63">
            <text:p>200</text:p>
          </table:table-cell>
          <table:table-cell office:value-type="float" office:value="0" table:style-name="ce63">
            <text:p>0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3-31T00:00:00" table:style-name="ce57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898.13</text:p>
          </table:table-cell>
          <table:table-cell office:value-type="float" office:value="0" table:style-name="ce63">
            <text:p>0</text:p>
          </table:table-cell>
          <table:table-cell office:value-type="float" office:value="200" table:style-name="ce63">
            <text:p>20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7202" table:style-name="ce1">
            <text:p>167202</text:p>
          </table:table-cell>
          <table:table-cell office:value-type="date" office:date-value="2020-03-31T00:00:00" table:style-name="ce57">
            <text:p>31/03/2020</text:p>
          </table:table-cell>
          <table:table-cell office:value-type="string" table:style-name="ce1">
            <text:p>CK 101-0 METROMODAL S.A. :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831.88</text:p>
          </table:table-cell>
          <table:table-cell office:value-type="float" office:value="66.25" table:style-name="ce63">
            <text:p>66,25</text:p>
          </table:table-cell>
          <table:table-cell office:value-type="float" office:value="0" table:style-name="ce63">
            <text:p>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702" table:style-name="ce1">
            <text:p>168702</text:p>
          </table:table-cell>
          <table:table-cell office:value-type="date" office:date-value="2020-03-31T00:00:00" table:style-name="ce57">
            <text:p>31/03/2020</text:p>
          </table:table-cell>
          <table:table-cell office:value-type="string" table:style-name="ce1">
            <text:p><text:span text:style-name="T1">CK 109-0 ZURICH SEGUROS ECU :POLIZA N</text:span><text:span text:style-name="T2">ｰ<text:s/></text:span><text:span text:style-name="T1">TR-1016861</text:span>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1,928.12</text:p>
          </table:table-cell>
          <table:table-cell office:value-type="float" office:value="2760" table:style-name="ce62">
            <text:p>2.760,00</text:p>
          </table:table-cell>
          <table:table-cell office:value-type="float" office:value="0" table:style-name="ce63">
            <text:p>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602" table:style-name="ce1">
            <text:p>168602</text:p>
          </table:table-cell>
          <table:table-cell office:value-type="date" office:date-value="2020-03-31T00:00:00" table:style-name="ce57">
            <text:p>31/03/2020</text:p>
          </table:table-cell>
          <table:table-cell office:value-type="string" table:style-name="ce1">
            <text:p>CK 107-0 LAPENTTY NEIRA ANA :ANTICIPO COMISIONES V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4,628.12</text:p>
          </table:table-cell>
          <table:table-cell office:value-type="float" office:value="2700" table:style-name="ce62">
            <text:p>2.700,00</text:p>
          </table:table-cell>
          <table:table-cell office:value-type="float" office:value="0" table:style-name="ce63">
            <text:p>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602" table:style-name="ce1">
            <text:p>168602</text:p>
          </table:table-cell>
          <table:table-cell office:value-type="date" office:date-value="2020-03-31T00:00:00" table:style-name="ce57">
            <text:p>31/03/2020</text:p>
          </table:table-cell>
          <table:table-cell office:value-type="string" table:style-name="ce1">
            <text:p>CK 107-0 LAPENTTY NEIRA ANA :SERVICIOS PROFESIONAL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5,127.26</text:p>
          </table:table-cell>
          <table:table-cell office:value-type="float" office:value="0" table:style-name="ce63">
            <text:p>0</text:p>
          </table:table-cell>
          <table:table-cell office:value-type="float" office:value="9755.3799999999992" table:style-name="ce62">
            <text:p>9.755,38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57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0,848.99</text:p>
          </table:table-cell>
          <table:table-cell office:value-type="float" office:value="0" table:style-name="ce63">
            <text:p>0</text:p>
          </table:table-cell>
          <table:table-cell office:value-type="float" office:value="5721.73" table:style-name="ce62">
            <text:p>5.721,73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9,723.99</text:p>
          </table:table-cell>
          <table:table-cell office:value-type="float" office:value="1125" table:style-name="ce62">
            <text:p>1.125,00</text:p>
          </table:table-cell>
          <table:table-cell office:value-type="float" office:value="0" table:style-name="ce63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902" table:style-name="ce1">
            <text:p>168902</text:p>
          </table:table-cell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CK 110-0 MANUEL <text:s/>NOGALES Y <text:s/>:HONORARIOS COMO INTER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9,701.99</text:p>
          </table:table-cell>
          <table:table-cell office:value-type="float" office:value="22" table:style-name="ce63">
            <text:p>22</text:p>
          </table:table-cell>
          <table:table-cell office:value-type="float" office:value="0" table:style-name="ce63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802" table:style-name="ce1">
            <text:p>168802</text:p>
          </table:table-cell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CK 111-0 CONSOLIDADORA CALD :EMISION NUEVA FACTURA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9,526.99</text:p>
          </table:table-cell>
          <table:table-cell office:value-type="float" office:value="175" table:style-name="ce63">
            <text:p>175</text:p>
          </table:table-cell>
          <table:table-cell office:value-type="float" office:value="0" table:style-name="ce63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802" table:style-name="ce1">
            <text:p>168802</text:p>
          </table:table-cell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CK 111-0 CONSOLIDADORA CALD :THC/R PO # TD020-19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6,786.99</text:p>
          </table:table-cell>
          <table:table-cell office:value-type="float" office:value="2740" table:style-name="ce62">
            <text:p>2.740,00</text:p>
          </table:table-cell>
          <table:table-cell office:value-type="float" office:value="0" table:style-name="ce63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8802" table:style-name="ce1">
            <text:p>168802</text:p>
          </table:table-cell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CK 111-0 CONSOLIDADORA CALD :FLETE MARITIMO CONTEN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4,440.26</text:p>
          </table:table-cell>
          <table:table-cell office:value-type="float" office:value="2346.73" table:style-name="ce62">
            <text:p>2.346,73</text:p>
          </table:table-cell>
          <table:table-cell office:value-type="float" office:value="0" table:style-name="ce63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002" table:style-name="ce1">
            <text:p>170002</text:p>
          </table:table-cell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TR 4-0 LAPENTTY NEIRA ANA :COMSIONES POR VENTA TD0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2,190.26</text:p>
          </table:table-cell>
          <table:table-cell office:value-type="float" office:value="2250" table:style-name="ce62">
            <text:p>2.250,00</text:p>
          </table:table-cell>
          <table:table-cell office:value-type="float" office:value="0" table:style-name="ce63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802" table:style-name="ce1">
            <text:p>169802</text:p>
          </table:table-cell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TR 3-0 LAPENTTY NEIRA ANA :SERVICIOS PROFESIONALES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994.26</text:p>
          </table:table-cell>
          <table:table-cell office:value-type="float" office:value="196" table:style-name="ce63">
            <text:p>196</text:p>
          </table:table-cell>
          <table:table-cell office:value-type="float" office:value="0" table:style-name="ce63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302" table:style-name="ce1">
            <text:p>169302</text:p>
          </table:table-cell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CK 114-0 METROMODAL S.A. :PTO. MARITIMO KM 25 VIA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736.63</text:p>
          </table:table-cell>
          <table:table-cell office:value-type="float" office:value="257.63" table:style-name="ce63">
            <text:p>257,63</text:p>
          </table:table-cell>
          <table:table-cell office:value-type="float" office:value="0" table:style-name="ce63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202" table:style-name="ce1">
            <text:p>169202</text:p>
          </table:table-cell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CK 115-0 ZURICH SEGUROS ECU :NUMERO POLIZA: 101686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500.13</text:p>
          </table:table-cell>
          <table:table-cell office:value-type="float" office:value="236.5" table:style-name="ce63">
            <text:p>236,5</text:p>
          </table:table-cell>
          <table:table-cell office:value-type="float" office:value="0" table:style-name="ce63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102" table:style-name="ce1">
            <text:p>169102</text:p>
          </table:table-cell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CK 113-0 COMEXPORT S.A. :SERVICIO DE ESTIBA INTERN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225.13</text:p>
          </table:table-cell>
          <table:table-cell office:value-type="float" office:value="275" table:style-name="ce63">
            <text:p>275</text:p>
          </table:table-cell>
          <table:table-cell office:value-type="float" office:value="0" table:style-name="ce63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002" table:style-name="ce1">
            <text:p>169002</text:p>
          </table:table-cell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CK 112-0 ROCALVI S.A. :SERVICIOS DE DESPACHO DE AD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950.13</text:p>
          </table:table-cell>
          <table:table-cell office:value-type="float" office:value="275" table:style-name="ce63">
            <text:p>275</text:p>
          </table:table-cell>
          <table:table-cell office:value-type="float" office:value="0" table:style-name="ce63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69002" table:style-name="ce1">
            <text:p>169002</text:p>
          </table:table-cell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CK 112-0 ROCALVI S.A. :SERVICIO DE DESPACHO DE ADU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259.13</text:p>
          </table:table-cell>
          <table:table-cell office:value-type="float" office:value="0" table:style-name="ce63">
            <text:p>0</text:p>
          </table:table-cell>
          <table:table-cell office:value-type="float" office:value="309" table:style-name="ce63">
            <text:p>309</text:p>
          </table:table-cell>
          <table:table-cell office:value-type="float" office:value="1107" table:style-name="ce1">
            <text:p>11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34.13</text:p>
          </table:table-cell>
          <table:table-cell office:value-type="float" office:value="1125" table:style-name="ce62">
            <text:p>1.125,00</text:p>
          </table:table-cell>
          <table:table-cell office:value-type="float" office:value="0" table:style-name="ce63">
            <text:p>0</text:p>
          </table:table-cell>
          <table:table-cell office:value-type="float" office:value="1110" table:style-name="ce1">
            <text:p>11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57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6,982.05</text:p>
          </table:table-cell>
          <table:table-cell office:value-type="float" office:value="0" table:style-name="ce63">
            <text:p>0</text:p>
          </table:table-cell>
          <table:table-cell office:value-type="float" office:value="6847.92" table:style-name="ce62">
            <text:p>6.847,92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57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4,732.05</text:p>
          </table:table-cell>
          <table:table-cell office:value-type="float" office:value="2250" table:style-name="ce62">
            <text:p>2.250,00</text:p>
          </table:table-cell>
          <table:table-cell office:value-type="float" office:value="0" table:style-name="ce63">
            <text:p>0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102" table:style-name="ce1">
            <text:p>170102</text:p>
          </table:table-cell>
          <table:table-cell office:value-type="date" office:date-value="2020-05-31T00:00:00" table:style-name="ce57">
            <text:p>31/05/2020</text:p>
          </table:table-cell>
          <table:table-cell office:value-type="string" table:style-name="ce1">
            <text:p>CK 116-0 LAPENTTY NEIRA ANA :SERVICIOS PROFESIONAL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2,384.13</text:p>
          </table:table-cell>
          <table:table-cell office:value-type="float" office:value="2347.92" table:style-name="ce62">
            <text:p>2.347,92</text:p>
          </table:table-cell>
          <table:table-cell office:value-type="float" office:value="0" table:style-name="ce63">
            <text:p>0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102" table:style-name="ce1">
            <text:p>170102</text:p>
          </table:table-cell>
          <table:table-cell office:value-type="date" office:date-value="2020-05-31T00:00:00" table:style-name="ce57">
            <text:p>31/05/2020</text:p>
          </table:table-cell>
          <table:table-cell office:value-type="string" table:style-name="ce1">
            <text:p>CK 116-0 LAPENTTY NEIRA ANA :COMISION POR VENTAS T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5,192.75</text:p>
          </table:table-cell>
          <table:table-cell office:value-type="float" office:value="0" table:style-name="ce63">
            <text:p>0</text:p>
          </table:table-cell>
          <table:table-cell office:value-type="float" office:value="2808.62" table:style-name="ce62">
            <text:p>2.808,62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5,690.63</text:p>
          </table:table-cell>
          <table:table-cell office:value-type="float" office:value="0" table:style-name="ce63">
            <text:p>0</text:p>
          </table:table-cell>
          <table:table-cell office:value-type="float" office:value="497.88" table:style-name="ce63">
            <text:p>497,88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5,865.63</text:p>
          </table:table-cell>
          <table:table-cell office:value-type="float" office:value="0" table:style-name="ce63">
            <text:p>0</text:p>
          </table:table-cell>
          <table:table-cell office:value-type="float" office:value="175" table:style-name="ce63">
            <text:p>175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5,867.63</text:p>
          </table:table-cell>
          <table:table-cell office:value-type="float" office:value="0" table:style-name="ce63">
            <text:p>0</text:p>
          </table:table-cell>
          <table:table-cell office:value-type="float" office:value="2" table:style-name="ce63">
            <text:p>2</text:p>
          </table:table-cell>
          <table:table-cell office:value-type="float" office:value="1114" table:style-name="ce1">
            <text:p>11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3,617.63</text:p>
          </table:table-cell>
          <table:table-cell office:value-type="float" office:value="2250" table:style-name="ce62">
            <text:p>2.250,00</text:p>
          </table:table-cell>
          <table:table-cell office:value-type="float" office:value="0" table:style-name="ce63">
            <text:p>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2902" table:style-name="ce1">
            <text:p>172902</text:p>
          </table:table-cell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TR 7-0 LAPENTTY NEIRA ANA :SERVICIOS PROFESIONALES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041.63</text:p>
          </table:table-cell>
          <table:table-cell office:value-type="float" office:value="2576" table:style-name="ce62">
            <text:p>2.576,00</text:p>
          </table:table-cell>
          <table:table-cell office:value-type="float" office:value="0" table:style-name="ce63">
            <text:p>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2802" table:style-name="ce1">
            <text:p>172802</text:p>
          </table:table-cell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TR 6-0 LAPENTTY NEIRA ANA :ANTICIPO COMISIONES POR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83.37</text:p>
          </table:table-cell>
          <table:table-cell office:value-type="float" office:value="1125" table:style-name="ce62">
            <text:p>1.125,00</text:p>
          </table:table-cell>
          <table:table-cell office:value-type="float" office:value="0" table:style-name="ce63">
            <text:p>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0302" table:style-name="ce1">
            <text:p>170302</text:p>
          </table:table-cell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TR 5-0 MANUEL <text:s/>NOGALES Y <text:s/>:HONORARIOS COMO INTERVE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7,864.25</text:p>
          </table:table-cell>
          <table:table-cell office:value-type="float" office:value="0" table:style-name="ce63">
            <text:p>0</text:p>
          </table:table-cell>
          <table:table-cell office:value-type="float" office:value="7947.62" table:style-name="ce62">
            <text:p>7.947,62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7,664.25</text:p>
          </table:table-cell>
          <table:table-cell office:value-type="float" office:value="200" table:style-name="ce63">
            <text:p>200</text:p>
          </table:table-cell>
          <table:table-cell office:value-type="float" office:value="0" table:style-name="ce63">
            <text:p>0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20,061.68</text:p>
          </table:table-cell>
          <table:table-cell office:value-type="float" office:value="0" table:style-name="ce63">
            <text:p>0</text:p>
          </table:table-cell>
          <table:table-cell office:value-type="float" office:value="12397.43" table:style-name="ce62">
            <text:p>12.397,43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20,059.68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0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20,081.14</text:p>
          </table:table-cell>
          <table:table-cell office:value-type="float" office:value="0" table:style-name="ce63">
            <text:p>0</text:p>
          </table:table-cell>
          <table:table-cell office:value-type="float" office:value="21.46" table:style-name="ce63">
            <text:p>21,46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9,207.09</text:p>
          </table:table-cell>
          <table:table-cell office:value-type="float" office:value="874.05" table:style-name="ce63">
            <text:p>874,05</text:p>
          </table:table-cell>
          <table:table-cell office:value-type="float" office:value="0" table:style-name="ce63">
            <text:p>0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8,082.09</text:p>
          </table:table-cell>
          <table:table-cell office:value-type="float" office:value="1125" table:style-name="ce62">
            <text:p>1.125,00</text:p>
          </table:table-cell>
          <table:table-cell office:value-type="float" office:value="0" table:style-name="ce63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902" table:style-name="ce1">
            <text:p>177902</text:p>
          </table:table-cell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 16-0 MANUEL <text:s/>NOGALES Y <text:s/>:HONORARIO COMO INTERVE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5,782.09</text:p>
          </table:table-cell>
          <table:table-cell office:value-type="float" office:value="2300" table:style-name="ce62">
            <text:p>2.300,00</text:p>
          </table:table-cell>
          <table:table-cell office:value-type="float" office:value="0" table:style-name="ce63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3502" table:style-name="ce1">
            <text:p>173502</text:p>
          </table:table-cell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 8-0 LAPENTTY NEIRA ANA :SERVICIOS PROFESIONALES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3,664.53</text:p>
          </table:table-cell>
          <table:table-cell office:value-type="float" office:value="2117.56" table:style-name="ce62">
            <text:p>2.117,56</text:p>
          </table:table-cell>
          <table:table-cell office:value-type="float" office:value="0" table:style-name="ce63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3502" table:style-name="ce1">
            <text:p>173502</text:p>
          </table:table-cell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 8-0 LAPENTTY NEIRA ANA :COMISION POR VENTAS (TD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1,364.53</text:p>
          </table:table-cell>
          <table:table-cell office:value-type="float" office:value="2300" table:style-name="ce62">
            <text:p>2.300,00</text:p>
          </table:table-cell>
          <table:table-cell office:value-type="float" office:value="0" table:style-name="ce63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3602" table:style-name="ce1">
            <text:p>173602</text:p>
          </table:table-cell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 9-0 LAPENTTY NEIRA ANA :SERVICIOS PROFESIONALES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1,166.53</text:p>
          </table:table-cell>
          <table:table-cell office:value-type="float" office:value="198" table:style-name="ce63">
            <text:p>198</text:p>
          </table:table-cell>
          <table:table-cell office:value-type="float" office:value="0" table:style-name="ce63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102" table:style-name="ce1">
            <text:p>177102</text:p>
          </table:table-cell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 12-0 METROMODAL S.A. :IMPORT. CONVENCIONAL PTO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0,904.33</text:p>
          </table:table-cell>
          <table:table-cell office:value-type="float" office:value="262.2" table:style-name="ce63">
            <text:p>262,2</text:p>
          </table:table-cell>
          <table:table-cell office:value-type="float" office:value="0" table:style-name="ce63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202" table:style-name="ce1">
            <text:p>177202</text:p>
          </table:table-cell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 10-0 ROCALVI S.A. :SERVICIOS DESPACHOS DE ADUAN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0,595.33</text:p>
          </table:table-cell>
          <table:table-cell office:value-type="float" office:value="309" table:style-name="ce63">
            <text:p>309</text:p>
          </table:table-cell>
          <table:table-cell office:value-type="float" office:value="0" table:style-name="ce63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302" table:style-name="ce1">
            <text:p>177302</text:p>
          </table:table-cell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<text:span text:style-name="T1">TR 11-0 ZURICH SEGUROS ECU :P</text:span><text:span text:style-name="T2">ﾓ</text:span><text:span text:style-name="T1">LIZA DE SEGURO DE TR</text:span>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0,345.77</text:p>
          </table:table-cell>
          <table:table-cell office:value-type="float" office:value="249.56" table:style-name="ce63">
            <text:p>249,56</text:p>
          </table:table-cell>
          <table:table-cell office:value-type="float" office:value="0" table:style-name="ce63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302" table:style-name="ce1">
            <text:p>177302</text:p>
          </table:table-cell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 11-0 ZURICH SEGUROS ECU :POLIZA SEGURO RAMO TRA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8,465.77</text:p>
          </table:table-cell>
          <table:table-cell office:value-type="float" office:value="1880" table:style-name="ce62">
            <text:p>1.880,00</text:p>
          </table:table-cell>
          <table:table-cell office:value-type="float" office:value="0" table:style-name="ce63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502" table:style-name="ce1">
            <text:p>177502</text:p>
          </table:table-cell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 13-0 CONSOLIDADORA CALD :FLETE MARITIMO/REEMBOL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8,290.77</text:p>
          </table:table-cell>
          <table:table-cell office:value-type="float" office:value="175" table:style-name="ce63">
            <text:p>175</text:p>
          </table:table-cell>
          <table:table-cell office:value-type="float" office:value="0" table:style-name="ce63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502" table:style-name="ce1">
            <text:p>177502</text:p>
          </table:table-cell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 13-0 CONSOLIDADORA CALD :THC/R PO TD021-20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7,438.18</text:p>
          </table:table-cell>
          <table:table-cell office:value-type="float" office:value="852.59" table:style-name="ce63">
            <text:p>852,59</text:p>
          </table:table-cell>
          <table:table-cell office:value-type="float" office:value="0" table:style-name="ce63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502" table:style-name="ce1">
            <text:p>177502</text:p>
          </table:table-cell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 13-0 CONSOLIDADORA CALD :SERVICIOS OPERATIVOS-G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7,416.33</text:p>
          </table:table-cell>
          <table:table-cell office:value-type="float" office:value="21.85" table:style-name="ce63">
            <text:p>21,85</text:p>
          </table:table-cell>
          <table:table-cell office:value-type="float" office:value="0" table:style-name="ce63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502" table:style-name="ce1">
            <text:p>177502</text:p>
          </table:table-cell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 13-0 CONSOLIDADORA CALD :EMISION DE NUEVA FACTU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7,268.84</text:p>
          </table:table-cell>
          <table:table-cell office:value-type="float" office:value="147.49" table:style-name="ce63">
            <text:p>147,49</text:p>
          </table:table-cell>
          <table:table-cell office:value-type="float" office:value="0" table:style-name="ce63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602" table:style-name="ce1">
            <text:p>177602</text:p>
          </table:table-cell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 14-0 COMEXPORT S.A. :SERVICIO DE CUSTODIA TD021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6,982.06</text:p>
          </table:table-cell>
          <table:table-cell office:value-type="float" office:value="286.77999999999997" table:style-name="ce63">
            <text:p>286,78</text:p>
          </table:table-cell>
          <table:table-cell office:value-type="float" office:value="0" table:style-name="ce63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602" table:style-name="ce1">
            <text:p>177602</text:p>
          </table:table-cell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 14-0 COMEXPORT S.A. :ALMACENAMIENTO SIMPLE-USO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5,857.06</text:p>
          </table:table-cell>
          <table:table-cell office:value-type="float" office:value="1125" table:style-name="ce62">
            <text:p>1.125,00</text:p>
          </table:table-cell>
          <table:table-cell office:value-type="float" office:value="0" table:style-name="ce63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7802" table:style-name="ce1">
            <text:p>177802</text:p>
          </table:table-cell>
          <table:table-cell office:value-type="date" office:date-value="2020-07-31T00:00:00" table:style-name="ce57">
            <text:p>31/07/2020</text:p>
          </table:table-cell>
          <table:table-cell office:value-type="string" table:style-name="ce1">
            <text:p>TR 15-0 MANUEL <text:s/>NOGALES Y <text:s/>:HONORARIOS COMO INTERV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5,803.80</text:p>
          </table:table-cell>
          <table:table-cell office:value-type="float" office:value="53.26" table:style-name="ce63">
            <text:p>53,26</text:p>
          </table:table-cell>
          <table:table-cell office:value-type="float" office:value="0" table:style-name="ce63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302" table:style-name="ce1">
            <text:p>178302</text:p>
          </table:table-cell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TR 20-0 COMEXPORT S.A. :SERVICIO DE ESTIBA INTERNO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5,585.30</text:p>
          </table:table-cell>
          <table:table-cell office:value-type="float" office:value="218.5" table:style-name="ce63">
            <text:p>218,5</text:p>
          </table:table-cell>
          <table:table-cell office:value-type="float" office:value="0" table:style-name="ce63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302" table:style-name="ce1">
            <text:p>178302</text:p>
          </table:table-cell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TR 20-0 COMEXPORT S.A. :ALMACENAMIENTO SIMPLE PO #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5,517.02</text:p>
          </table:table-cell>
          <table:table-cell office:value-type="float" office:value="68.28" table:style-name="ce63">
            <text:p>68,28</text:p>
          </table:table-cell>
          <table:table-cell office:value-type="float" office:value="0" table:style-name="ce63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302" table:style-name="ce1">
            <text:p>178302</text:p>
          </table:table-cell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TR 20-0 COMEXPORT S.A. :SERVICIO DE ESTIBA INTERNO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4,588.40</text:p>
          </table:table-cell>
          <table:table-cell office:value-type="float" office:value="928.62" table:style-name="ce63">
            <text:p>928,62</text:p>
          </table:table-cell>
          <table:table-cell office:value-type="float" office:value="0" table:style-name="ce63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202" table:style-name="ce1">
            <text:p>178202</text:p>
          </table:table-cell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TR 19-0 KRESTON AUDIT SERV :SERVICIO DE AUDITORIA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4,535.14</text:p>
          </table:table-cell>
          <table:table-cell office:value-type="float" office:value="53.26" table:style-name="ce63">
            <text:p>53,26</text:p>
          </table:table-cell>
          <table:table-cell office:value-type="float" office:value="0" table:style-name="ce63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302" table:style-name="ce1">
            <text:p>178302</text:p>
          </table:table-cell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TR 20-0 COMEXPORT S.A. :SERVICIO DE ESTIBA INTERNO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2,285.14</text:p>
          </table:table-cell>
          <table:table-cell office:value-type="float" office:value="2250" table:style-name="ce62">
            <text:p>2.250,00</text:p>
          </table:table-cell>
          <table:table-cell office:value-type="float" office:value="0" table:style-name="ce63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002" table:style-name="ce1">
            <text:p>178002</text:p>
          </table:table-cell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TR 17-0 LAPENTTY NEIRA ANA :SERVICIOS PROFESIONALE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160.14</text:p>
          </table:table-cell>
          <table:table-cell office:value-type="float" office:value="1125" table:style-name="ce62">
            <text:p>1.125,00</text:p>
          </table:table-cell>
          <table:table-cell office:value-type="float" office:value="0" table:style-name="ce63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3502" table:style-name="ce1">
            <text:p>183502</text:p>
          </table:table-cell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TR 21-0 MANUEL <text:s/>NOGALES Y <text:s/>:F# 931 HONORARIOS COMO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8,430.73</text:p>
          </table:table-cell>
          <table:table-cell office:value-type="float" office:value="0" table:style-name="ce63">
            <text:p>0</text:p>
          </table:table-cell>
          <table:table-cell office:value-type="float" office:value="7270.59" table:style-name="ce62">
            <text:p>7.270,59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6,130.73</text:p>
          </table:table-cell>
          <table:table-cell office:value-type="float" office:value="2300" table:style-name="ce62">
            <text:p>2.300,00</text:p>
          </table:table-cell>
          <table:table-cell office:value-type="float" office:value="0" table:style-name="ce63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78102" table:style-name="ce1">
            <text:p>178102</text:p>
          </table:table-cell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TR 18-0 LAPENTTY NEIRA ANA :COMISION POR VENTAS (T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5,238.60</text:p>
          </table:table-cell>
          <table:table-cell office:value-type="float" office:value="892.13" table:style-name="ce63">
            <text:p>892,13</text:p>
          </table:table-cell>
          <table:table-cell office:value-type="float" office:value="0" table:style-name="ce63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302" table:style-name="ce1">
            <text:p>184302</text:p>
          </table:table-cell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TR 26-0 CONSOLIDADORA CALD :SERVICIO OPERATIVO-MAN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5,185.34</text:p>
          </table:table-cell>
          <table:table-cell office:value-type="float" office:value="53.26" table:style-name="ce63">
            <text:p>53,26</text:p>
          </table:table-cell>
          <table:table-cell office:value-type="float" office:value="0" table:style-name="ce63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402" table:style-name="ce1">
            <text:p>184402</text:p>
          </table:table-cell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TR 27-0 COMEXPORT S.A. :SERVICIO ESTIBA INTERNO -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4,751.07</text:p>
          </table:table-cell>
          <table:table-cell office:value-type="float" office:value="434.27" table:style-name="ce63">
            <text:p>434,27</text:p>
          </table:table-cell>
          <table:table-cell office:value-type="float" office:value="0" table:style-name="ce63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402" table:style-name="ce1">
            <text:p>184402</text:p>
          </table:table-cell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TR 27-0 COMEXPORT S.A. :ALMAC. SIMPLE- SERV. ETIBA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4,697.81</text:p>
          </table:table-cell>
          <table:table-cell office:value-type="float" office:value="53.26" table:style-name="ce63">
            <text:p>53,26</text:p>
          </table:table-cell>
          <table:table-cell office:value-type="float" office:value="0" table:style-name="ce63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402" table:style-name="ce1">
            <text:p>184402</text:p>
          </table:table-cell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TR 27-0 COMEXPORT S.A. :SERVICIO DE ESTIBA INTERNO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4,629.53</text:p>
          </table:table-cell>
          <table:table-cell office:value-type="float" office:value="68.28" table:style-name="ce63">
            <text:p>68,28</text:p>
          </table:table-cell>
          <table:table-cell office:value-type="float" office:value="0" table:style-name="ce63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402" table:style-name="ce1">
            <text:p>184402</text:p>
          </table:table-cell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TR 27-0 COMEXPORT S.A. :F# 27052 SERVICIO DE ESTIB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2,377.46</text:p>
          </table:table-cell>
          <table:table-cell office:value-type="float" office:value="2252.0700000000002" table:style-name="ce62">
            <text:p>2.252,07</text:p>
          </table:table-cell>
          <table:table-cell office:value-type="float" office:value="0" table:style-name="ce63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502" table:style-name="ce1">
            <text:p>184502</text:p>
          </table:table-cell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TR 28-0 LAPENTTY NEIRA ANA :LAPENTTY NEIRA ANA KAT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252.46</text:p>
          </table:table-cell>
          <table:table-cell office:value-type="float" office:value="1125" table:style-name="ce62">
            <text:p>1.125,00</text:p>
          </table:table-cell>
          <table:table-cell office:value-type="float" office:value="0" table:style-name="ce63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702" table:style-name="ce1">
            <text:p>184702</text:p>
          </table:table-cell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TR 30-0 MANUEL <text:s/>NOGALES Y <text:s/>:MANUEL NOGALES F# 943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252.47</text:p>
          </table:table-cell>
          <table:table-cell office:value-type="float" office:value="0" table:style-name="ce63">
            <text:p>0</text:p>
          </table:table-cell>
          <table:table-cell office:value-type="float" office:value="0.01" table:style-name="ce63">
            <text:p>0,01</text:p>
          </table:table-cell>
          <table:table-cell office:value-type="float" office:value="1185" table:style-name="ce1">
            <text:p>11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077.47</text:p>
          </table:table-cell>
          <table:table-cell office:value-type="float" office:value="175" table:style-name="ce63">
            <text:p>175</text:p>
          </table:table-cell>
          <table:table-cell office:value-type="float" office:value="0" table:style-name="ce63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302" table:style-name="ce1">
            <text:p>184302</text:p>
          </table:table-cell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TR 26-0 CONSOLIDADORA CALD :THC/R TD022-20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942.53</text:p>
          </table:table-cell>
          <table:table-cell office:value-type="float" office:value="2020" table:style-name="ce62">
            <text:p>2.020,00</text:p>
          </table:table-cell>
          <table:table-cell office:value-type="float" office:value="0" table:style-name="ce63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302" table:style-name="ce1">
            <text:p>184302</text:p>
          </table:table-cell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TR 26-0 CONSOLIDADORA CALD :FLETE MARITIMO CONTENE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1,204.73</text:p>
          </table:table-cell>
          <table:table-cell office:value-type="float" office:value="262.2" table:style-name="ce63">
            <text:p>262,2</text:p>
          </table:table-cell>
          <table:table-cell office:value-type="float" office:value="0" table:style-name="ce63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202" table:style-name="ce1">
            <text:p>184202</text:p>
          </table:table-cell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TR 25-0 ROCALVI S.A. :SERVICIOS DE DESPACHOS DE AD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1,731.05</text:p>
          </table:table-cell>
          <table:table-cell office:value-type="float" office:value="526.32000000000005" table:style-name="ce63">
            <text:p>526,32</text:p>
          </table:table-cell>
          <table:table-cell office:value-type="float" office:value="0" table:style-name="ce63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202" table:style-name="ce1">
            <text:p>184202</text:p>
          </table:table-cell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TR 25-0 ROCALVI S.A. :REEMBOLSO ASIGNACION DE TURN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2,681.19</text:p>
          </table:table-cell>
          <table:table-cell office:value-type="float" office:value="950.14" table:style-name="ce63">
            <text:p>950,14</text:p>
          </table:table-cell>
          <table:table-cell office:value-type="float" office:value="0" table:style-name="ce63">
            <text:p>0</text:p>
          </table:table-cell>
          <table:table-cell office:value-type="float" office:value="1187" table:style-name="ce1">
            <text:p>11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Diario #1076: Reclasificaci Registro Contable Cuentas por Pagar Proveedores Locales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2,879.19</text:p>
          </table:table-cell>
          <table:table-cell office:value-type="float" office:value="198" table:style-name="ce63">
            <text:p>198</text:p>
          </table:table-cell>
          <table:table-cell office:value-type="float" office:value="0" table:style-name="ce63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102" table:style-name="ce1">
            <text:p>184102</text:p>
          </table:table-cell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TR 23-0 METROMODAL S.A. :IMPO CONVENCIONAL PTO MAR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5,129.19</text:p>
          </table:table-cell>
          <table:table-cell office:value-type="float" office:value="2250" table:style-name="ce62">
            <text:p>2.250,00</text:p>
          </table:table-cell>
          <table:table-cell office:value-type="float" office:value="0" table:style-name="ce63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002" table:style-name="ce1">
            <text:p>184002</text:p>
          </table:table-cell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TR 24-0 LAPENTTY NEIRA ANA :LAPENTTY NEIRA ANA KAT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5,150.80</text:p>
          </table:table-cell>
          <table:table-cell office:value-type="float" office:value="21.61" table:style-name="ce63">
            <text:p>21,61</text:p>
          </table:table-cell>
          <table:table-cell office:value-type="float" office:value="0" table:style-name="ce63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602" table:style-name="ce1">
            <text:p>184602</text:p>
          </table:table-cell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TR 29-0 HENK CENTENO FREDD :HENK CENTENO FREDDY F#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157.75</text:p>
          </table:table-cell>
          <table:table-cell office:value-type="float" office:value="0" table:style-name="ce63">
            <text:p>0</text:p>
          </table:table-cell>
          <table:table-cell office:value-type="float" office:value="6308.55" table:style-name="ce62">
            <text:p>6.308,55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659.87</text:p>
          </table:table-cell>
          <table:table-cell office:value-type="float" office:value="497.88" table:style-name="ce63">
            <text:p>497,88</text:p>
          </table:table-cell>
          <table:table-cell office:value-type="float" office:value="0" table:style-name="ce63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202" table:style-name="ce1">
            <text:p>184202</text:p>
          </table:table-cell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TR 25-0 ROCALVI S.A. :ROCALVI - F# 39947 REEMBOLSO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6,837.32</text:p>
          </table:table-cell>
          <table:table-cell office:value-type="float" office:value="0" table:style-name="ce63">
            <text:p>0</text:p>
          </table:table-cell>
          <table:table-cell office:value-type="float" office:value="6177.45" table:style-name="ce62">
            <text:p>6.177,45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0-31T00:00:00" table:style-name="ce57">
            <text:p>31/10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6,177.45</text:p>
          </table:table-cell>
          <table:table-cell office:value-type="float" office:value="659.87" table:style-name="ce63">
            <text:p>659,87</text:p>
          </table:table-cell>
          <table:table-cell office:value-type="float" office:value="0" table:style-name="ce63">
            <text:p>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5702" table:style-name="ce1">
            <text:p>185702</text:p>
          </table:table-cell>
          <table:table-cell office:value-type="date" office:date-value="2020-10-31T00:00:00" table:style-name="ce57">
            <text:p>31/10/2020</text:p>
          </table:table-cell>
          <table:table-cell office:value-type="string" table:style-name="ce1">
            <text:p>TR 32-0 ZURICH SEGUROS ECU :ZURICH SEGUROS F# 2807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5,052.45</text:p>
          </table:table-cell>
          <table:table-cell office:value-type="float" office:value="1125" table:style-name="ce62">
            <text:p>1.125,00</text:p>
          </table:table-cell>
          <table:table-cell office:value-type="float" office:value="0" table:style-name="ce63">
            <text:p>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6102" table:style-name="ce1">
            <text:p>186102</text:p>
          </table:table-cell>
          <table:table-cell office:value-type="date" office:date-value="2020-10-31T00:00:00" table:style-name="ce57">
            <text:p>31/10/2020</text:p>
          </table:table-cell>
          <table:table-cell office:value-type="string" table:style-name="ce1">
            <text:p>TR 36-0 MANUEL <text:s/>NOGALES Y <text:s/>:MANUEL NOGALES F# 953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2,340.00</text:p>
          </table:table-cell>
          <table:table-cell office:value-type="float" office:value="2712.45" table:style-name="ce62">
            <text:p>2.712,45</text:p>
          </table:table-cell>
          <table:table-cell office:value-type="float" office:value="0" table:style-name="ce63">
            <text:p>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5902" table:style-name="ce1">
            <text:p>185902</text:p>
          </table:table-cell>
          <table:table-cell office:value-type="date" office:date-value="2020-10-31T00:00:00" table:style-name="ce57">
            <text:p>31/10/2020</text:p>
          </table:table-cell>
          <table:table-cell office:value-type="string" table:style-name="ce1">
            <text:p>TR 34-0 LAPENTTY NEIRA ANA :LAPENTTY KATHERINE F#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4">
            <text:p><text:s/>.00</text:p>
          </table:table-cell>
          <table:table-cell office:value-type="float" office:value="2340" table:style-name="ce62">
            <text:p>2.340,00</text:p>
          </table:table-cell>
          <table:table-cell office:value-type="float" office:value="0" table:style-name="ce63">
            <text:p>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5802" table:style-name="ce1">
            <text:p>185802</text:p>
          </table:table-cell>
          <table:table-cell office:value-type="date" office:date-value="2020-10-31T00:00:00" table:style-name="ce57">
            <text:p>31/10/2020</text:p>
          </table:table-cell>
          <table:table-cell office:value-type="string" table:style-name="ce1">
            <text:p>TR 33-0 LAPENTTY NEIRA ANA :LAPENTTY KATHERINE F#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2,340.00</text:p>
          </table:table-cell>
          <table:table-cell office:value-type="float" office:value="2340" table:style-name="ce65">
            <text:p>2.340,00</text:p>
          </table:table-cell>
          <table:table-cell office:value-type="float" office:value="0" table:style-name="ce66">
            <text:p>0</text:p>
          </table:table-cell>
          <table:table-cell office:value-type="float" office:value="27197.069999999996" table:formula="of:=SUM([.D103:.D128])" table:style-name="ce1">
            <text:p>27197,07</text:p>
          </table:table-cell>
          <table:table-cell office:value-type="float" office:value="27197.07" table:formula="of:=SUM([.E103:.E128])" table:style-name="ce1">
            <text:p>27197,07</text:p>
          </table:table-cell>
          <table:table-cell table:number-columns-repeated="2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R 38-0 LAPENTTY NEIRA ANA :LAPENTTY KATHERINE F#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5,052.45</text:p>
          </table:table-cell>
          <table:table-cell office:value-type="float" office:value="2712.45" table:style-name="ce65">
            <text:p>2.712,45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R 37-0 LAPENTTY NEIRA ANA :LAPENTTY KATHERINE F#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6,605.35</text:p>
          </table:table-cell>
          <table:table-cell office:value-type="float" office:value="0" table:style-name="ce66">
            <text:p>0</text:p>
          </table:table-cell>
          <table:table-cell office:value-type="float" office:value="21657.8" table:style-name="ce65">
            <text:p>21.657,80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5,647.28</text:p>
          </table:table-cell>
          <table:table-cell office:value-type="float" office:value="958.07" table:style-name="ce66">
            <text:p>958,07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R 39-0 KRESTON AUDIT SERV :KRESTON AUDIT F# SERVI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4,344.08</text:p>
          </table:table-cell>
          <table:table-cell office:value-type="float" office:value="1303.2" table:style-name="ce65">
            <text:p>1.303,20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R 43-0 COMEXPORT S.A. :COMEXPORT F# 28129 SERVICI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3,984.08</text:p>
          </table:table-cell>
          <table:table-cell office:value-type="float" office:value="360" table:style-name="ce66">
            <text:p>360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R 40-0 CONSOLIDADORA CALD :CONSULCAL FR# 19235 TH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3,721.88</text:p>
          </table:table-cell>
          <table:table-cell office:value-type="float" office:value="262.2" table:style-name="ce66">
            <text:p>262,2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R 41-0 ROCALVI S.A. :ROCALVI F# 42032 SERVICIOS D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3,459.68</text:p>
          </table:table-cell>
          <table:table-cell office:value-type="float" office:value="262.2" table:style-name="ce66">
            <text:p>262,2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R 41-0 ROCALVI S.A. :ROCALVI F# 42027 SERVICIOS D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2,272.21</text:p>
          </table:table-cell>
          <table:table-cell office:value-type="float" office:value="1187.47" table:style-name="ce65">
            <text:p>1.187,47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R 41-0 ROCALVI S.A. :ROCALVI FR# 42026 ALMAC. BOD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2,072.21</text:p>
          </table:table-cell>
          <table:table-cell office:value-type="float" office:value="10200" table:style-name="ce65">
            <text:p>10.200,00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R 40-0 CONSOLIDADORA CALD :CONSULCAL FR# 19236 FL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676.21</text:p>
          </table:table-cell>
          <table:table-cell office:value-type="float" office:value="396" table:style-name="ce66">
            <text:p>396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1-30T00:00:00" table:style-name="ce57">
            <text:p>30/11/2020</text:p>
          </table:table-cell>
          <table:table-cell office:value-type="string" table:style-name="ce1">
            <text:p>TR 42-0 METROMODAL S.A. :METROMODAL F# 125557 IMPO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622.01</text:p>
          </table:table-cell>
          <table:table-cell office:value-type="float" office:value="54.2" table:style-name="ce66">
            <text:p>54,2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 49-0 COMEXPORT S.A. :COMEXPORT F# 28692 SERVICI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586.71</text:p>
          </table:table-cell>
          <table:table-cell office:value-type="float" office:value="35.299999999999997" table:style-name="ce66">
            <text:p>35,3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 49-0 COMEXPORT S.A. :COMEXPORT F# 28565 SERVICI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229.75</text:p>
          </table:table-cell>
          <table:table-cell office:value-type="float" office:value="356.96" table:style-name="ce66">
            <text:p>356,96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 49-0 COMEXPORT S.A. :COMEXPORT F# 28556 SERVICI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194.45</text:p>
          </table:table-cell>
          <table:table-cell office:value-type="float" office:value="35.299999999999997" table:style-name="ce66">
            <text:p>35,3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 48-0 COMEXPORT S.A. :COMEXPORT F# 28308 SERVICI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1,159.15</text:p>
          </table:table-cell>
          <table:table-cell office:value-type="float" office:value="35.299999999999997" table:style-name="ce66">
            <text:p>35,3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 48-0 COMEXPORT S.A. :COMEXPORT F# 28210 SERVICI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896.95</text:p>
          </table:table-cell>
          <table:table-cell office:value-type="float" office:value="262.2" table:style-name="ce66">
            <text:p>262,2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 47-0 ROCALVI S.A. :ROCALVI F# 42366 SERVICIOS D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182.14</text:p>
          </table:table-cell>
          <table:table-cell office:value-type="float" office:value="1079.0899999999999" table:style-name="ce65">
            <text:p>1.079,09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 46-0 CONSOLIDADORA CALD :CONSULCAL F# 19234 SER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256.06</text:p>
          </table:table-cell>
          <table:table-cell office:value-type="float" office:value="73.92" table:style-name="ce66">
            <text:p>73,92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 46-0 CONSOLIDADORA CALD :CONSULCAL FR# 19265 DE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351.26</text:p>
          </table:table-cell>
          <table:table-cell office:value-type="float" office:value="95.2" table:style-name="ce66">
            <text:p>95,2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 46-0 CONSOLIDADORA CALD :CONSULCAL FR# 19264 HA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446.46</text:p>
          </table:table-cell>
          <table:table-cell office:value-type="float" office:value="95.2" table:style-name="ce66">
            <text:p>95,2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 46-0 CONSOLIDADORA CALD :CONSULCAL FR# 19263 HA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2,786.46</text:p>
          </table:table-cell>
          <table:table-cell office:value-type="float" office:value="2340" table:style-name="ce65">
            <text:p>2.340,00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 45-0 LAPENTTY NEIRA ANA :LAPENTTY KATHERINE F#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5,498.91</text:p>
          </table:table-cell>
          <table:table-cell office:value-type="float" office:value="2712.45" table:style-name="ce65">
            <text:p>2.712,45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 44-0 LAPENTTY NEIRA ANA :LAPENTTY KATHERINE F#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5,517.81</text:p>
          </table:table-cell>
          <table:table-cell office:value-type="float" office:value="18.899999999999999" table:style-name="ce66">
            <text:p>18,9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TR 50-0 COMEXPORT S.A. :COMEXPORT F# 28714 SERVICI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-21.46</text:p>
          </table:table-cell>
          <table:table-cell office:value-type="float" office:value="0" table:style-name="ce66">
            <text:p>0</text:p>
          </table:table-cell>
          <table:table-cell office:value-type="float" office:value="5539.27" table:style-name="ce65">
            <text:p>5.539,27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.00</text:p>
          </table:table-cell>
          <table:table-cell office:value-type="float" office:value="21.46" table:style-name="ce66">
            <text:p>21,46</text:p>
          </table:table-cell>
          <table:table-cell office:value-type="float" office:value="0" table:style-name="ce66">
            <text:p>0</text:p>
          </table:table-cell>
          <table:table-cell table:number-columns-repeated="4"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office:value-type="string" table:style-name="ce58">
            <text:p>2-1-1-03-02</text:p>
          </table:table-cell>
          <table:table-cell office:value-type="string" table:style-name="ce59">
            <text:p>CUENTAS POR <text:s/>PAGAR EXTERIOR</text:p>
          </table:table-cell>
          <table:table-cell office:value-type="float" office:value="-22824.93" table:style-name="ce60">
            <text:p>-22.824,93</text:p>
          </table:table-cell>
          <table:table-cell office:value-type="float" office:value="285915.23" table:style-name="ce60">
            <text:p>285.915,23</text:p>
          </table:table-cell>
          <table:table-cell office:value-type="float" office:value="263090.3" table:style-name="ce60">
            <text:p>263.090,30</text:p>
          </table:table-cell>
          <table:table-cell office:value-type="float" office:value="0" table:style-name="ce59">
            <text:p>0</text:p>
          </table:table-cell>
          <table:table-cell office:value-type="string" table:style-name="ce59">
            <text:p>Totales &gt;&gt;&gt;&gt;&gt;&gt;&gt;&gt;&gt;&gt;&gt; :</text:p>
          </table:table-cell>
          <table:table-cell office:value-type="float" office:value="0" table:style-name="ce59">
            <text:p>0</text:p>
          </table:table-cell>
          <table:table-cell office:value-type="float" office:value="3960592.21" table:style-name="ce67">
            <text:p>3.960.592,21</text:p>
          </table:table-cell>
          <table:table-cell table:number-columns-repeated="16375" table:style-name="ce59"/>
        </table:table-row>
        <table:table-row table:style-name="ro6">
          <table:table-cell office:value-type="string" table:style-name="ce58">
            <text:p>2-1-1-03-02-001</text:p>
          </table:table-cell>
          <table:table-cell office:value-type="string" table:style-name="ce59">
            <text:p>PROVEEDORES DEL EXTERIOR</text:p>
          </table:table-cell>
          <table:table-cell office:value-type="float" office:value="-22824.93" table:style-name="ce60">
            <text:p>-22.824,93</text:p>
          </table:table-cell>
          <table:table-cell office:value-type="float" office:value="285915.23" table:style-name="ce60">
            <text:p>285.915,23</text:p>
          </table:table-cell>
          <table:table-cell office:value-type="float" office:value="263090.3" table:style-name="ce60">
            <text:p>263.090,30</text:p>
          </table:table-cell>
          <table:table-cell office:value-type="float" office:value="0" table:style-name="ce59">
            <text:p>0</text:p>
          </table:table-cell>
          <table:table-cell office:value-type="string" table:style-name="ce59">
            <text:p>TC</text:p>
          </table:table-cell>
          <table:table-cell office:value-type="string" table:style-name="ce59">
            <text:p>Comprobante</text:p>
          </table:table-cell>
          <table:table-cell office:value-type="string" table:style-name="ce59">
            <text:p>Diario</text:p>
          </table:table-cell>
          <table:table-cell table:number-columns-repeated="16375" table:style-name="ce59"/>
        </table:table-row>
        <table:table-row table:style-name="ro6">
          <table:table-cell table:number-columns-repeated="2" table:style-name="ce1"/>
          <table:table-cell office:value-type="string" table:style-name="ce61">
            <text:p><text:s/>.80</text:p>
          </table:table-cell>
          <table:table-cell office:value-type="float" office:value="22825.73" table:style-name="ce62">
            <text:p>22.825,73</text:p>
          </table:table-cell>
          <table:table-cell office:value-type="float" office:value="0" table:style-name="ce63">
            <text:p>0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57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<text:s/>6,853.30</text:p>
          </table:table-cell>
          <table:table-cell office:value-type="float" office:value="6852.5" table:style-name="ce62">
            <text:p>6.852,50</text:p>
          </table:table-cell>
          <table:table-cell office:value-type="float" office:value="0" table:style-name="ce63">
            <text:p>0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57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<text:s/>13,705.80</text:p>
          </table:table-cell>
          <table:table-cell office:value-type="float" office:value="6852.5" table:style-name="ce62">
            <text:p>6.852,50</text:p>
          </table:table-cell>
          <table:table-cell office:value-type="float" office:value="0" table:style-name="ce63">
            <text:p>0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57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-54,819.20</text:p>
          </table:table-cell>
          <table:table-cell office:value-type="float" office:value="0" table:style-name="ce63">
            <text:p>0</text:p>
          </table:table-cell>
          <table:table-cell office:value-type="float" office:value="68525" table:style-name="ce62">
            <text:p>68.525,00</text:p>
          </table:table-cell>
          <table:table-cell office:value-type="float" office:value="1108" table:style-name="ce1">
            <text:p>11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-13,704.20</text:p>
          </table:table-cell>
          <table:table-cell office:value-type="float" office:value="41115" table:style-name="ce62">
            <text:p>41.115,00</text:p>
          </table:table-cell>
          <table:table-cell office:value-type="float" office:value="0" table:style-name="ce63">
            <text:p>0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57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<text:s/>.80</text:p>
          </table:table-cell>
          <table:table-cell office:value-type="float" office:value="13705" table:style-name="ce62">
            <text:p>13.705,00</text:p>
          </table:table-cell>
          <table:table-cell office:value-type="float" office:value="0" table:style-name="ce63">
            <text:p>0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57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-54,633.00</text:p>
          </table:table-cell>
          <table:table-cell office:value-type="float" office:value="0" table:style-name="ce63">
            <text:p>0</text:p>
          </table:table-cell>
          <table:table-cell office:value-type="float" office:value="54633.8" table:style-name="ce62">
            <text:p>54.633,80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57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-54,633.80</text:p>
          </table:table-cell>
          <table:table-cell office:value-type="float" office:value="0" table:style-name="ce63">
            <text:p>0</text:p>
          </table:table-cell>
          <table:table-cell office:value-type="float" office:value="0.8" table:style-name="ce63">
            <text:p>0,8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7">
            <text:p>31/08/2020</text:p>
          </table:table-cell>
          <table:table-cell office:value-type="string" table:style-name="ce1">
            <text:p>Everexceed Corporation: Regularizaci saldo de proveedor por exceso en pago ND# 172041 POTD020-19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-194,561.50</text:p>
          </table:table-cell>
          <table:table-cell office:value-type="float" office:value="0" table:style-name="ce63">
            <text:p>0</text:p>
          </table:table-cell>
          <table:table-cell office:value-type="float" office:value="139927.70000000001" table:style-name="ce62">
            <text:p>139.927,7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-166,575.96</text:p>
          </table:table-cell>
          <table:table-cell office:value-type="float" office:value="27985.54" table:style-name="ce62">
            <text:p>27.985,54</text:p>
          </table:table-cell>
          <table:table-cell office:value-type="float" office:value="0" table:style-name="ce63">
            <text:p>0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PO TD023-20 Aplicaci saldo a favor TR# 22 a Fact# EE20071421 EverExceed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-96,612.11</text:p>
          </table:table-cell>
          <table:table-cell office:value-type="float" office:value="69963.850000000006" table:style-name="ce62">
            <text:p>69.963,85</text:p>
          </table:table-cell>
          <table:table-cell office:value-type="float" office:value="0" table:style-name="ce63">
            <text:p>0</text:p>
          </table:table-cell>
          <table:table-cell office:value-type="float" office:value="1174" table:style-name="ce1">
            <text:p>11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PO TD023-20 Aplicaci saldo a favor TR# 31 a Fact# EE20071421 EverExceed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-38,912.30</text:p>
          </table:table-cell>
          <table:table-cell office:value-type="float" office:value="57699.81" table:style-name="ce62">
            <text:p>57.699,81</text:p>
          </table:table-cell>
          <table:table-cell office:value-type="float" office:value="0" table:style-name="ce63">
            <text:p>0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-27,982.54</text:p>
          </table:table-cell>
          <table:table-cell office:value-type="float" office:value="10929.76" table:style-name="ce62">
            <text:p>10.929,76</text:p>
          </table:table-cell>
          <table:table-cell office:value-type="float" office:value="0" table:style-name="ce63">
            <text:p>0</text:p>
          </table:table-cell>
          <table:table-cell office:value-type="float" office:value="1182" table:style-name="ce1">
            <text:p>11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57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61">
            <text:p><text:s/>3.00</text:p>
          </table:table-cell>
          <table:table-cell office:value-type="float" office:value="27985.54" table:style-name="ce62">
            <text:p>27.985,54</text:p>
          </table:table-cell>
          <table:table-cell office:value-type="float" office:value="0" table:style-name="ce63">
            <text:p>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6002" table:style-name="ce1">
            <text:p>186002</text:p>
          </table:table-cell>
          <table:table-cell office:value-type="date" office:date-value="2020-10-31T00:00:00" table:style-name="ce57">
            <text:p>31/10/2020</text:p>
          </table:table-cell>
          <table:table-cell office:value-type="string" table:style-name="ce1">
            <text:p>TR 35-0 EVEREXCEED CORPORA :EVEREXCEED F# EED-2007</text:p>
          </table:table-cell>
          <table:table-cell table:number-columns-repeated="16373"/>
        </table:table-row>
        <table:table-row table:style-name="ro6">
          <table:table-cell table:number-columns-repeated="2"/>
          <table:table-cell office:value-type="string" table:style-name="ce61">
            <text:p><text:s/>.00</text:p>
          </table:table-cell>
          <table:table-cell office:value-type="float" office:value="0" table:style-name="ce66">
            <text:p>0</text:p>
          </table:table-cell>
          <table:table-cell office:value-type="float" office:value="3" table:style-name="ce66">
            <text:p>3</text:p>
          </table:table-cell>
          <table:table-cell office:value-type="float" office:value="1220" table:style-name="ce1">
            <text:p>12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2-31T00:00:00" table:style-name="ce57">
            <text:p>31/12/2020</text:p>
          </table:table-cell>
          <table:table-cell office:value-type="string" table:style-name="ce1">
            <text:p>reclasificacion <text:s/>saldo proveedores exterior</text:p>
          </table:table-cell>
          <table:table-cell table:number-columns-repeated="16373"/>
        </table:table-row>
        <table:table-row table:number-rows-repeated="104843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2" svg:font-family="Arial2"/>
    <style:font-face style:name="Arial1" svg:font-family="Arial1"/>
    <style:font-face style:name="Calibri" svg:font-family="Calibri"/>
    <style:font-face style:name="Noto Sans CJK SC" svg:font-family="&quot;Noto Sans CJK SC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/>
    </number:date-style>
    <number:date-style style:name="N37">
      <number:day number:style="long"/>
      <number:text>/</number:text>
      <number:month number:style="long"/>
      <number:text>/</number:text>
      <number:year number:style="long"/>
    </number:date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40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percentage-style style:name="N41">
      <number:number number:decimal-places="2" number:min-integer-digits="1"/>
      <number:text> %</number:text>
    </number:percentage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(</number:text>
      <number:number number:decimal-places="2" number:min-integer-digits="1" number:grouping="true"/>
      <number:text>)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Dara Macias</meta:initial-creator>
    <dc:creator>Carlos Almeida</dc:creator>
    <meta:creation-date>2020-10-19T12:23:50Z</meta:creation-date>
    <dc:date>2021-06-08T16:28:33Z</dc:date>
    <meta:editing-cycles>10</meta:editing-cycles>
    <meta:editing-duration>PT6435S</meta:editing-duration>
  </office:meta>
</office:document-meta>
</file>